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4.15cm" fo:min-width="15.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3.831cm" fo:min-width="15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26cm" fo:min-width="6.67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26cm" fo:min-width="2.676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188cm" fo:min-width="0.1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center" draw:textarea-vertical-align="middle" draw:auto-grow-height="false" fo:min-height="1.831cm" fo:min-width="15.9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fo:min-height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cm" svg:height="4.5cm" svg:x="7.7cm" svg:y="1.2cm">
          <text:p text:style-name="P1">Haskell applic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cm" svg:height="4.181cm" svg:x="7.7cm" svg:y="6.319cm">
          <text:p text:style-name="P1">libmbed.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2.3cm" svg:x="16.2cm" svg:y="7.7cm">
          <text:p text:style-name="P1">GPIO 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5cm" svg:height="2.3cm" svg:x="12.2cm" svg:y="7.7cm">
          <text:p text:style-name="P1">TCP/IP</text:p>
          <text:p text:style-name="P1">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5cm" svg:height="2.3cm" svg:x="12.2cm" svg:y="2.8cm">
          <text:p text:style-name="P1">RSS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5cm" svg:height="2.3cm" svg:x="16.201cm" svg:y="2.825cm">
          <text:p text:style-name="P1">LED</text:p>
          <text:p text:style-name="P1">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5cm" svg:height="2.3cm" svg:x="20.2cm" svg:y="2.8cm">
          <text:p text:style-name="P1">LCD</text:p>
          <text:p text:style-name="P1">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5cm" svg:height="2.3cm" svg:x="8.2cm" svg:y="7.719cm">
          <text:p text:style-name="P1">mallo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cm" svg:y1="6cm" svg:x2="24.5cm" svg:y2="6cm">
          <text:p/>
        </draw:line>
        <draw:custom-shape draw:style-name="gr6" draw:text-style-name="P2" draw:layer="layout" svg:width="1.5cm" svg:height="2.9cm" svg:x="13.2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cm" svg:height="2.9cm" svg:x="17.2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cm" svg:height="2.9cm" svg:x="21.2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3" draw:layer="layout" svg:x1="1cm" svg:y1="10.8cm" svg:x2="24.5cm" svg:y2="10.8cm">
          <text:p/>
        </draw:line>
        <draw:custom-shape draw:style-name="gr7" draw:text-style-name="P2" draw:layer="layout" svg:width="16.5cm" svg:height="2.181cm" svg:x="7.7cm" svg:y="11.119cm">
          <text:p text:style-name="P1">mbed LPC1768 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6.537cm" svg:height="1.431cm" svg:x="0.863cm" svg:y="2.769cm">
          <draw:text-box>
            <text:p text:style-name="P4">Haskell language</text:p>
          </draw:text-box>
        </draw:frame>
        <draw:frame draw:style-name="gr8" draw:text-style-name="P5" draw:layer="layout" svg:width="4.361cm" svg:height="1.431cm" svg:x="3cm" svg:y="7.769cm">
          <draw:text-box>
            <text:p text:style-name="P4">C language</text:p>
          </draw:text-box>
        </draw:frame>
        <draw:frame draw:style-name="gr9" draw:text-style-name="P5" draw:layer="layout" svg:width="4.204cm" svg:height="1.431cm" svg:x="3.196cm" svg:y="11.5cm">
          <draw:text-box>
            <text:p text:style-name="P4">Hardw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9:58:58.066451225</meta:creation-date>
    <dc:date>2016-01-28T20:46:46.671539279</dc:date>
    <meta:editing-duration>PT47M37S</meta:editing-duration>
    <meta:editing-cycles>27</meta:editing-cycles>
    <meta:generator>LibreOffice/5.0.5.1$Linux_X86_64 LibreOffice_project/00m0$Build-1</meta:generator>
    <meta:document-statistic meta:object-count="17"/>
  </office:meta>
</office:document-meta>
</file>